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08d" officeooo:paragraph-rsid="001ff08d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1ff0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pecificações de requisitos – ER<text:line-break/>Sistema de Delicias Gourmet</text:p>
      <text:p text:style-name="P1">1 – Descrição textual<text:line-break/><text:line-break/><text:line-break/><text:tab/><text:tab/><text:tab/><text:tab/>Estudo de Caso: Sistema Delicias Gourmet</text:p>
      <text:h text:style-name="Heading_20_2" text:outline-level="2"/>
      <text:p text:style-name="Text_20_body">Em uma indústria alimentícia chamada Delícias Gourme<text:span text:style-name="T1">t</text:span>, o controle de materiais é um processo-chave para</text:p>
      <text:p text:style-name="Text_20_body">garantir a qualidade e a eficiência dos produtos finais. Nesta história, vamos explorar como diferentes atores</text:p>
      <text:p text:style-name="Text_20_body">desempenham funções importantes em seus respectivos setores, interagindo e colaborando para manter o sistema de</text:p>
      <text:p text:style-name="Text_20_body">controle de materiais funcionando sem problemas.</text:p>
      <text:p text:style-name="Text_20_body">A história começa com João, o gerente de compras, que é responsável por adquirir os ingredientes e os</text:p>
      <text:p text:style-name="Text_20_body">materiais necessários para a produção dos alimentos. Ele trabalha em estreita colaboração com os fornecedores para</text:p>
      <text:p text:style-name="Text_20_body">garantir a qualidade dos produtos e negocia os melhores preços para reduzir os custos de produção.</text:p>
      <text:p text:style-name="Text_20_body">Maria, a supervisora de estoque, trabalha em conjunto com João. Ela é responsável por gerenciar o</text:p>
      <text:p text:style-name="Text_20_body">armazenamento dos materiais e garantir que todos os itens estejam devidamente organizados e estocados. Quando os</text:p>
      <text:p text:style-name="Text_20_body">ingredientes e materiais chegam ao armazém, Maria confere e verifica se tudo está em conformidade com os pedidos</text:p>
      <text:p text:style-name="Text_20_body">feitos por João.</text:p>
      <text:p text:style-name="Text_20_body">Dentro da fábrica, Pedro, o coordenador de produção, coordena a utilização dos ingredientes e materiais no</text:p>
      <text:p text:style-name="Text_20_body">processo de fabricação. Ele colabora com Maria para garantir que os itens necessários sejam entregues no momento</text:p>
      <text:p text:style-name="Text_20_body">certo e na quantidade adequada. Pedro também trabalha com os líderes de cada linha de produção para planejar e</text:p>
      <text:p text:style-name="Text_20_body">otimizar a utilização dos materiais.</text:p>
      <text:p text:style-name="Text_20_body">Na área de controle de qualidade, Ana, a analista de qualidade, monitora o processo de produção, verificando</text:p>
      <text:p text:style-name="Text_20_body">se todos os ingredientes e materiais estão dentro dos padrões exigidos. Ela também é responsável por conduzir</text:p>
      <text:p text:style-name="Text_20_body">inspeções regulares e garantir que a produção esteja em conformidade com as normas de segurança alimentar e</text:p>
      <text:p text:style-name="Text_20_body"><text:soft-page-break/>regulamentações governamentais.</text:p>
      <text:p text:style-name="Text_20_body">Por fim, a história se completa com Carlos, o responsável pelas vendas e distribuição dos produtos. Ele</text:p>
      <text:p text:style-name="Text_20_body">coordena a entrega dos produtos acabados aos clientes e mantém um registro de todas as vendas realizadas. Carlos</text:p>
      <text:p text:style-name="Text_20_body">também fornece informações sobre a demanda do mercado e as preferências dos clientes, o que ajuda João na</text:p>
      <text:p text:style-name="Text_20_body">seleção de fornecedores e ingredientes para futuras compras.</text:p>
      <text:p text:style-name="Text_20_body">Esta história ilustra como os diferentes atores em uma indústria alimentícia colaboram e desempenham funções</text:p>
      <text:p text:style-name="Text_20_body">cruciais para manter o sistema manual de controle de materiais funcionando de forma eficiente. A interdependência</text:p>
      <text:p text:style-name="Text_20_body">entre as atividades de João, Maria, Pedro, Ana e Carlos é fundamental para garantir que a Delícias Gourmet</text:p>
      <text:p text:style-name="Text_20_body">mantenha sua reputação de qualida<text:span text:style-name="T1">d</text:span>e e satisfação do cliente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21:41:10.775373308</meta:creation-date>
    <dc:date>2023-04-26T21:53:39.661855598</dc:date>
    <meta:editing-duration>PT2M18S</meta:editing-duration>
    <meta:editing-cycles>1</meta:editing-cycles>
    <meta:document-statistic meta:table-count="0" meta:image-count="0" meta:object-count="0" meta:page-count="2" meta:paragraph-count="29" meta:word-count="401" meta:character-count="2637" meta:non-whitespace-character-count="2257"/>
    <meta:generator>LibreOffice/7.3.7.2$Linux_X86_64 LibreOffice_project/30$Build-2</meta:generator>
  </office:meta>
</office:document-meta>
</file>